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 fo:color="#000000"/>
    </style:style>
    <style:style style:name="P3" style:parent-style-name="Normal" style:family="paragraph">
      <style:text-properties style:font-name="Aptos" style:font-name-asian="Aptos" style:font-name-complex="Aptos" fo:color="#000000"/>
    </style:style>
    <style:style style:name="T4" style:parent-style-name="DefaultParagraphFont" style:family="text">
      <style:text-properties style:font-name="Aptos" style:font-name-asian="Aptos" style:font-name-complex="Aptos" fo:color="#000000"/>
    </style:style>
    <style:style style:name="T5" style:parent-style-name="DefaultParagraphFont" style:family="text">
      <style:text-properties style:font-name="Aptos" style:font-name-asian="Aptos" style:font-name-complex="Aptos" fo:color="#000000"/>
    </style:style>
    <style:style style:name="T6" style:parent-style-name="DefaultParagraphFont" style:family="text">
      <style:text-properties style:font-name="Aptos" style:font-name-asian="Aptos" style:font-name-complex="Aptos" fo:color="#000000"/>
    </style:style>
    <style:style style:name="T7" style:parent-style-name="DefaultParagraphFont" style:family="text">
      <style:text-properties style:font-name="Aptos" style:font-name-asian="Aptos" style:font-name-complex="Aptos" fo:color="#000000"/>
    </style:style>
    <style:style style:name="T8" style:parent-style-name="DefaultParagraphFont" style:family="text">
      <style:text-properties style:font-name="Aptos" style:font-name-asian="Aptos" style:font-name-complex="Aptos" fo:color="#000000"/>
    </style:style>
    <style:style style:name="T9" style:parent-style-name="DefaultParagraphFont" style:family="text">
      <style:text-properties style:font-name="Aptos" style:font-name-asian="Aptos" style:font-name-complex="Aptos" fo:color="#000000"/>
    </style:style>
  </office:automatic-styles>
  <office:body>
    <office:text text:use-soft-page-breaks="true">
      <text:p text:style-name="P1">Skrpit pro druhý díl nul a jedniček: Tranzistory v praxi a klopné obvody</text:p>
      <text:p text:style-name="Normal"><text:span text:style-name="T2">Zdravím, mé jméno je františek a vítám vás u druhého dílu jedniček a nul. Dnes se budeme bavit o využití tranzistorů v praxi a o klopných obvodech.</text:span></text:p>
      <text:p text:style-name="P3">V minulém dílu jsem se již dotkl využití tranzistorů v praxi ale určitě ne dostatečně v poměru k tomu co všechno tranzistory pro nás usnadnily. Díky objevu tranzistoru už nemusíme mít sálové počítače. Samozřejmě že počítače momentálně vedou svět tím pádem díky tranzistorům máme<text:s/>většinu<text:s/>každodenních technologií. Tranzistory samozřejmě nejsou v počítačích třeba 3 ale je jich tam obrovské množství. I kdyby jste si teď nakoupili součástky a snažili se složit počítač vyloženě z tranzistorů tak jen ten 4 bitový by vám zabral něco okolo metru čtverečního. Proto existují něco jako smd součástky. To jsou zmenšené elektrotechnické součástky jako rezistory, kondenzátory apod.<text:s/>Součástky. Pochopitelně že bylo něco před tranzistory. Konkrétně to byly součástky které se do dnes používají ale jinde a trochu jiným způsobem.<text:s/>Patří mez ně relé a elektronky. Relé je elektromagnetický spínač. Když na něj přivedete jmenovité napětí tak fyzický<text:s/>sepne obvod.<text:s/>Bylo to pomalé<text:s/>a nespolehlivé<text:s/>vzhledem k tomu že<text:s/>se jednalo o fyzické přepínání obvodu. Další byly elektronky, ty fungovaly a doteď pochopitelně fungují na tzv. Von Neumanově schématu, ale o tom si povíme někdy jindy. Poté přišly tranzistory ze kterých se začaly tvořit tzv. Klopné obvody, díky klopným obvodům poté vznikly logická hradla a z logických hradel vzniknuly integrované<text:s/>obvody, se kterými se setkáváme do dnes.</text:p>
      <text:p text:style-name="Normal"><text:span text:style-name="T4">Začneme s klopnými obvody ne ?<text:s/></text:span><text:span text:style-name="T5">Klopné obvody dělají ty jedničky a nuly v obvodu. Jedničku tvoří vysoké napětí a nulu zase n</text:span><text:span text:style-name="T6">ízké. Pochopitelně že nulu můžeme změnit na jedničku a naopak, ale o tom později.<text:s/></text:span><text:span text:style-name="T7">Máme pochopitelně nějaké typy. Astabilní, ten funguje asi stejně jako playboi carti fanoušci když zas začne lhát o tom že vydá album, pořád přepíná,</text:span><text:span text:style-name="T8"><text:s/>nemá ani jednu stabilní polohu</text:span><text:span text:style-name="T9">(kamera, fyzické ukázání klopného obvodu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4-12-18T21:52:00Z</meta:creation-date>
    <dc:date>2024-12-18T21:52:00Z</dc:date>
    <meta:template xlink:href="Normal.dotm" xlink:type="simple"/>
    <meta:editing-cycles>1</meta:editing-cycles>
    <meta:editing-duration>PT0S</meta:editing-duration>
    <meta:document-statistic meta:page-count="1" meta:paragraph-count="4" meta:word-count="301" meta:character-count="2015" meta:row-count="14" meta:non-whitespace-character-count="1718"/>
  </office:meta>
</office:document-meta>
</file>